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30000018605FF0108FDD8D36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style:mirror="none"/>
    </style:style>
    <style:style style:name="P1" style:family="paragraph">
      <style:paragraph-properties fo:text-align="end"/>
      <style:text-properties fo:background-color="transparent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8.999cm" svg:height="9.813cm" svg:x="1cm" svg:y="9.943cm">
          <draw:image xlink:href="Pictures/10000000000002F30000018605FF0108FDD8D362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4-28T12:48:58.274000000</dc:date>
    <meta:editing-duration>PT7M27S</meta:editing-duration>
    <meta:editing-cycles>2</meta:editing-cycles>
    <meta:generator>LibreOffice/6.2.3.2$Windows_X86_64 LibreOffice_project/aecc05fe267cc68dde00352a451aa867b3b546ac</meta:generator>
    <meta:document-statistic meta:object-count="1"/>
  </office:meta>
</office:document-meta>
</file>